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style:text-underline-style="none" style:text-blinking="false"/>
    </style:style>
    <style:style style:name="T7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mbitious Kid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Chaneka, Pak Chanek's child, is an ambitious kid, so Pak Chanek gives her the following problem to test her ambition.</text:p>
        <text:p text:style-name="P7">Given an array of integers <text:bookmark text:name="MathJax-Element-1-Frame"/><text:bookmark text:name="MathJax-Span-1"/><text:bookmark text:name="MathJax-Span-2"/><text:bookmark text:name="MathJax-Span-3"/><text:span text:style-name="T1">[</text:span><text:bookmark text:name="MathJax-Span-4"/><text:bookmark text:name="MathJax-Span-5"/><text:span text:style-name="T3">A</text:span><text:bookmark text:name="MathJax-Span-6"/><text:span text:style-name="T2">1</text:span><text:bookmark text:name="MathJax-Span-7"/><text:span text:style-name="T1">,</text:span><text:bookmark text:name="MathJax-Span-8"/><text:bookmark text:name="MathJax-Span-9"/><text:span text:style-name="T3">A</text:span><text:bookmark text:name="MathJax-Span-10"/><text:span text:style-name="T2">2</text:span><text:bookmark text:name="MathJax-Span-11"/><text:span text:style-name="T1">,</text:span><text:bookmark text:name="MathJax-Span-12"/><text:bookmark text:name="MathJax-Span-13"/><text:span text:style-name="T3">A</text:span><text:bookmark text:name="MathJax-Span-14"/><text:span text:style-name="T2">3</text:span><text:bookmark text:name="MathJax-Span-15"/><text:span text:style-name="T1">,</text:span><text:bookmark text:name="MathJax-Span-16"/><text:span text:style-name="T5">…</text:span><text:bookmark text:name="MathJax-Span-17"/><text:span text:style-name="T1">,</text:span><text:bookmark text:name="MathJax-Span-18"/><text:bookmark text:name="MathJax-Span-19"/><text:span text:style-name="T3">A</text:span><text:bookmark text:name="MathJax-Span-20"/><text:span text:style-name="T4">N</text:span><text:bookmark text:name="MathJax-Span-21"/><text:span text:style-name="T1">]</text:span><text:span text:style-name="T6">[�1,�2,�3,…,��]</text:span>. In one operation, Chaneka can choose one element, then increase or decrease the element's value by <text:bookmark text:name="MathJax-Element-2-Frame"/><text:bookmark text:name="MathJax-Span-22"/><text:bookmark text:name="MathJax-Span-23"/><text:bookmark text:name="MathJax-Span-24"/><text:span text:style-name="T1">1</text:span><text:span text:style-name="T6">1</text:span>. Chaneka can do that operation multiple times, even for different elements.</text:p>
        <text:p text:style-name="P7">What is the minimum number of operations that must be done to make it such that <text:bookmark text:name="MathJax-Element-3-Frame"/><text:bookmark text:name="MathJax-Span-25"/><text:bookmark text:name="MathJax-Span-26"/><text:bookmark text:name="MathJax-Span-27"/><text:bookmark text:name="MathJax-Span-28"/><text:span text:style-name="T3">A</text:span><text:bookmark text:name="MathJax-Span-29"/><text:span text:style-name="T2">1</text:span><text:bookmark text:name="MathJax-Span-30"/><text:span text:style-name="T1">×</text:span><text:bookmark text:name="MathJax-Span-31"/><text:bookmark text:name="MathJax-Span-32"/><text:span text:style-name="T3">A</text:span><text:bookmark text:name="MathJax-Span-33"/><text:span text:style-name="T2">2</text:span><text:bookmark text:name="MathJax-Span-34"/><text:span text:style-name="T1">×</text:span><text:bookmark text:name="MathJax-Span-35"/><text:bookmark text:name="MathJax-Span-36"/><text:span text:style-name="T3">A</text:span><text:bookmark text:name="MathJax-Span-37"/><text:span text:style-name="T2">3</text:span><text:bookmark text:name="MathJax-Span-38"/><text:span text:style-name="T1">×</text:span><text:bookmark text:name="MathJax-Span-39"/><text:span text:style-name="T5">…</text:span><text:bookmark text:name="MathJax-Span-40"/><text:span text:style-name="T1">×</text:span><text:bookmark text:name="MathJax-Span-41"/><text:bookmark text:name="MathJax-Span-42"/><text:span text:style-name="T3">A</text:span><text:bookmark text:name="MathJax-Span-43"/><text:span text:style-name="T4">N</text:span><text:bookmark text:name="MathJax-Span-44"/><text:span text:style-name="T1">=</text:span><text:bookmark text:name="MathJax-Span-45"/><text:span text:style-name="T1">0</text:span><text:span text:style-name="T6">�1×�2×�3×…×��=0</text:span>?</text:p>
        <text:p text:style-name="P10">Input</text:p>
        <text:p text:style-name="P7">The first line contains a single integer <text:bookmark text:name="MathJax-Element-4-Frame"/><text:bookmark text:name="MathJax-Span-46"/><text:bookmark text:name="MathJax-Span-47"/><text:bookmark text:name="MathJax-Span-48"/><text:span text:style-name="T3">N</text:span><text:span text:style-name="T6">�</text:span> (<text:bookmark text:name="MathJax-Element-5-Frame"/><text:bookmark text:name="MathJax-Span-49"/><text:bookmark text:name="MathJax-Span-50"/><text:bookmark text:name="MathJax-Span-51"/><text:span text:style-name="T1">1</text:span><text:bookmark text:name="MathJax-Span-52"/><text:span text:style-name="T5">≤</text:span><text:bookmark text:name="MathJax-Span-53"/><text:span text:style-name="T3">N</text:span><text:bookmark text:name="MathJax-Span-54"/><text:span text:style-name="T5">≤</text:span><text:bookmark text:name="MathJax-Span-55"/><text:bookmark text:name="MathJax-Span-56"/><text:span text:style-name="T1">10</text:span><text:bookmark text:name="MathJax-Span-57"/><text:span text:style-name="T2">5</text:span><text:span text:style-name="T6">1≤�≤105</text:span>).</text:p>
        <text:p text:style-name="P7">The second line contains <text:bookmark text:name="MathJax-Element-6-Frame"/><text:bookmark text:name="MathJax-Span-58"/><text:bookmark text:name="MathJax-Span-59"/><text:bookmark text:name="MathJax-Span-60"/><text:span text:style-name="T3">N</text:span><text:span text:style-name="T6">�</text:span> integers <text:bookmark text:name="MathJax-Element-7-Frame"/><text:bookmark text:name="MathJax-Span-61"/><text:bookmark text:name="MathJax-Span-62"/><text:bookmark text:name="MathJax-Span-63"/><text:bookmark text:name="MathJax-Span-64"/><text:span text:style-name="T3">A</text:span><text:bookmark text:name="MathJax-Span-65"/><text:span text:style-name="T2">1</text:span><text:bookmark text:name="MathJax-Span-66"/><text:span text:style-name="T1">,</text:span><text:bookmark text:name="MathJax-Span-67"/><text:bookmark text:name="MathJax-Span-68"/><text:span text:style-name="T3">A</text:span><text:bookmark text:name="MathJax-Span-69"/><text:span text:style-name="T2">2</text:span><text:bookmark text:name="MathJax-Span-70"/><text:span text:style-name="T1">,</text:span><text:bookmark text:name="MathJax-Span-71"/><text:bookmark text:name="MathJax-Span-72"/><text:span text:style-name="T3">A</text:span><text:bookmark text:name="MathJax-Span-73"/><text:span text:style-name="T2">3</text:span><text:bookmark text:name="MathJax-Span-74"/><text:span text:style-name="T1">,</text:span><text:bookmark text:name="MathJax-Span-75"/><text:span text:style-name="T5">…</text:span><text:bookmark text:name="MathJax-Span-76"/><text:span text:style-name="T1">,</text:span><text:bookmark text:name="MathJax-Span-77"/><text:bookmark text:name="MathJax-Span-78"/><text:span text:style-name="T3">A</text:span><text:bookmark text:name="MathJax-Span-79"/><text:span text:style-name="T4">N</text:span><text:span text:style-name="T6">�1,�2,�3,…,��</text:span> (<text:bookmark text:name="MathJax-Element-8-Frame"/><text:bookmark text:name="MathJax-Span-80"/><text:bookmark text:name="MathJax-Span-81"/><text:bookmark text:name="MathJax-Span-82"/><text:span text:style-name="T6">−</text:span><text:bookmark text:name="MathJax-Span-83"/><text:bookmark text:name="MathJax-Span-84"/><text:span text:style-name="T1">10</text:span><text:bookmark text:name="MathJax-Span-85"/><text:span text:style-name="T2">5</text:span><text:bookmark text:name="MathJax-Span-86"/><text:span text:style-name="T5">≤</text:span><text:bookmark text:name="MathJax-Span-87"/><text:bookmark text:name="MathJax-Span-88"/><text:span text:style-name="T3">A</text:span><text:bookmark text:name="MathJax-Span-89"/><text:span text:style-name="T4">i</text:span><text:bookmark text:name="MathJax-Span-90"/><text:span text:style-name="T5">≤</text:span><text:bookmark text:name="MathJax-Span-91"/><text:bookmark text:name="MathJax-Span-92"/><text:span text:style-name="T1">10</text:span><text:bookmark text:name="MathJax-Span-93"/><text:span text:style-name="T2">5</text:span><text:span text:style-name="T6">−105≤��≤105</text:span>).</text:p>
        <text:p text:style-name="P10">Output</text:p>
        <text:p text:style-name="P7">An integer representing the minimum number of operations that must be done to make it such that <text:bookmark text:name="MathJax-Element-9-Frame"/><text:bookmark text:name="MathJax-Span-94"/><text:bookmark text:name="MathJax-Span-95"/><text:bookmark text:name="MathJax-Span-96"/><text:bookmark text:name="MathJax-Span-97"/><text:span text:style-name="T3">A</text:span><text:bookmark text:name="MathJax-Span-98"/><text:span text:style-name="T2">1</text:span><text:bookmark text:name="MathJax-Span-99"/><text:span text:style-name="T1">×</text:span><text:bookmark text:name="MathJax-Span-100"/><text:bookmark text:name="MathJax-Span-101"/><text:span text:style-name="T3">A</text:span><text:bookmark text:name="MathJax-Span-102"/><text:span text:style-name="T2">2</text:span><text:bookmark text:name="MathJax-Span-103"/><text:span text:style-name="T1">×</text:span><text:bookmark text:name="MathJax-Span-104"/><text:bookmark text:name="MathJax-Span-105"/><text:span text:style-name="T3">A</text:span><text:bookmark text:name="MathJax-Span-106"/><text:span text:style-name="T2">3</text:span><text:bookmark text:name="MathJax-Span-107"/><text:span text:style-name="T1">×</text:span><text:bookmark text:name="MathJax-Span-108"/><text:span text:style-name="T5">…</text:span><text:bookmark text:name="MathJax-Span-109"/><text:span text:style-name="T1">×</text:span><text:bookmark text:name="MathJax-Span-110"/><text:bookmark text:name="MathJax-Span-111"/><text:span text:style-name="T3">A</text:span><text:bookmark text:name="MathJax-Span-112"/><text:span text:style-name="T4">N</text:span><text:bookmark text:name="MathJax-Span-113"/><text:span text:style-name="T1">=</text:span><text:bookmark text:name="MathJax-Span-114"/><text:span text:style-name="T1">0</text:span><text:span text:style-name="T6">�1×�2×�3×…×��=0</text:span>.</text:p>
        <text:p text:style-name="P9">Examples</text:p>
        <text:p text:style-name="P11">input</text:p>
        <text:section text:style-name="Sect1" text:name="id005334154272292648">
          <text:p text:style-name="P12">Copy</text:p>
        </text:section>
        <text:p text:style-name="P1"><text:bookmark text:name="id0043362019593623025"/>3</text:p>
        <text:p text:style-name="P2">2 -6 5</text:p>
        <text:p text:style-name="P11">output</text:p>
        <text:section text:style-name="Sect1" text:name="id009046671272884796">
          <text:p text:style-name="P12">Copy</text:p>
        </text:section>
        <text:p text:style-name="P1"><text:bookmark text:name="id005377440965489295"/>2</text:p>
        <text:p text:style-name="P11">input</text:p>
        <text:section text:style-name="Sect1" text:name="id007422660010394913">
          <text:p text:style-name="P12">Copy</text:p>
        </text:section>
        <text:p text:style-name="P1"><text:bookmark text:name="id008522894029125563"/>1</text:p>
        <text:p text:style-name="P2">-3</text:p>
        <text:p text:style-name="P11">output</text:p>
        <text:section text:style-name="Sect1" text:name="id0011872768637892572">
          <text:p text:style-name="P12">Copy</text:p>
        </text:section>
        <text:p text:style-name="P1"><text:bookmark text:name="id006462641662713353"/>3</text:p>
        <text:p text:style-name="P11">input</text:p>
        <text:section text:style-name="Sect1" text:name="id0013701359361463594">
          <text:p text:style-name="P12">Copy</text:p>
        </text:section>
        <text:p text:style-name="P1"><text:bookmark text:name="id004321412843236463"/>5</text:p>
        <text:p text:style-name="P2">0 -1 0 1 0</text:p>
        <text:p text:style-name="P11">output</text:p>
        <text:section text:style-name="Sect1" text:name="id00948581402988262">
          <text:p text:style-name="P12">Copy</text:p>
        </text:section>
        <text:p text:style-name="P1"><text:bookmark text:name="id003533249011966002"/>0</text:p>
        <text:p text:style-name="P10">Note</text:p>
        <text:p text:style-name="P7">In the first example, initially, <text:bookmark text:name="MathJax-Element-10-Frame"/><text:bookmark text:name="MathJax-Span-115"/><text:bookmark text:name="MathJax-Span-116"/><text:bookmark text:name="MathJax-Span-117"/><text:bookmark text:name="MathJax-Span-118"/><text:span text:style-name="T3">A</text:span><text:bookmark text:name="MathJax-Span-119"/><text:span text:style-name="T2">1</text:span><text:bookmark text:name="MathJax-Span-120"/><text:span text:style-name="T1">×</text:span><text:bookmark text:name="MathJax-Span-121"/><text:bookmark text:name="MathJax-Span-122"/><text:span text:style-name="T3">A</text:span><text:bookmark text:name="MathJax-Span-123"/><text:span text:style-name="T2">2</text:span><text:bookmark text:name="MathJax-Span-124"/><text:span text:style-name="T1">×</text:span><text:bookmark text:name="MathJax-Span-125"/><text:bookmark text:name="MathJax-Span-126"/><text:span text:style-name="T3">A</text:span><text:bookmark text:name="MathJax-Span-127"/><text:span text:style-name="T2">3</text:span><text:bookmark text:name="MathJax-Span-128"/><text:span text:style-name="T1">=</text:span><text:bookmark text:name="MathJax-Span-129"/><text:span text:style-name="T1">2</text:span><text:bookmark text:name="MathJax-Span-130"/><text:span text:style-name="T1">×</text:span><text:bookmark text:name="MathJax-Span-131"/><text:span text:style-name="T1">(</text:span><text:bookmark text:name="MathJax-Span-132"/><text:span text:style-name="T5">−</text:span><text:bookmark text:name="MathJax-Span-133"/><text:span text:style-name="T1">6</text:span><text:bookmark text:name="MathJax-Span-134"/><text:span text:style-name="T1">)</text:span><text:bookmark text:name="MathJax-Span-135"/><text:span text:style-name="T1">×</text:span><text:bookmark text:name="MathJax-Span-136"/><text:span text:style-name="T1">5</text:span><text:bookmark text:name="MathJax-Span-137"/><text:span text:style-name="T1">=</text:span><text:bookmark text:name="MathJax-Span-138"/><text:span text:style-name="T5">−</text:span><text:bookmark text:name="MathJax-Span-139"/><text:span text:style-name="T1">60</text:span><text:span text:style-name="T6">�1×�2×�3=2×(−6)×5=−60</text:span>. Chaneka can do the following sequence of operations:</text:p>
        <text:list xml:id="list3802113277" text:style-name="L1">
          <text:list-item>
            <text:p text:style-name="P8">Decrease the value of <text:bookmark text:name="MathJax-Element-11-Frame"/><text:bookmark text:name="MathJax-Span-140"/><text:bookmark text:name="MathJax-Span-141"/><text:bookmark text:name="MathJax-Span-142"/><text:bookmark text:name="MathJax-Span-143"/><text:span text:style-name="T3">A</text:span><text:bookmark text:name="MathJax-Span-144"/><text:span text:style-name="T2">1</text:span><text:span text:style-name="T6">�1</text:span> by <text:bookmark text:name="MathJax-Element-12-Frame"/><text:bookmark text:name="MathJax-Span-145"/><text:bookmark text:name="MathJax-Span-146"/><text:bookmark text:name="MathJax-Span-147"/><text:span text:style-name="T1">1</text:span><text:span text:style-name="T6">1</text:span>. Then, <text:bookmark text:name="MathJax-Element-13-Frame"/><text:bookmark text:name="MathJax-Span-148"/><text:bookmark text:name="MathJax-Span-149"/><text:bookmark text:name="MathJax-Span-150"/><text:bookmark text:name="MathJax-Span-151"/><text:span text:style-name="T3">A</text:span><text:bookmark text:name="MathJax-Span-152"/><text:span text:style-name="T2">1</text:span><text:bookmark text:name="MathJax-Span-153"/><text:span text:style-name="T1">×</text:span><text:bookmark text:name="MathJax-Span-154"/><text:bookmark text:name="MathJax-Span-155"/><text:span text:style-name="T3">A</text:span><text:bookmark text:name="MathJax-Span-156"/><text:span text:style-name="T2">2</text:span><text:bookmark text:name="MathJax-Span-157"/><text:span text:style-name="T1">×</text:span><text:bookmark text:name="MathJax-Span-158"/><text:bookmark text:name="MathJax-Span-159"/><text:span text:style-name="T3">A</text:span><text:bookmark text:name="MathJax-Span-160"/><text:span text:style-name="T2">3</text:span><text:bookmark text:name="MathJax-Span-161"/><text:span text:style-name="T1">=</text:span><text:bookmark text:name="MathJax-Span-162"/><text:span text:style-name="T1">1</text:span><text:bookmark text:name="MathJax-Span-163"/><text:span text:style-name="T1">×</text:span><text:bookmark text:name="MathJax-Span-164"/><text:span text:style-name="T1">(</text:span><text:bookmark text:name="MathJax-Span-165"/><text:span text:style-name="T5">−</text:span><text:bookmark text:name="MathJax-Span-166"/><text:span text:style-name="T1">6</text:span><text:bookmark text:name="MathJax-Span-167"/><text:span text:style-name="T1">)</text:span><text:bookmark text:name="MathJax-Span-168"/><text:span text:style-name="T1">×</text:span><text:bookmark text:name="MathJax-Span-169"/><text:span text:style-name="T1">5</text:span><text:bookmark text:name="MathJax-Span-170"/><text:span text:style-name="T1">=</text:span><text:bookmark text:name="MathJax-Span-171"/><text:span text:style-name="T5">−</text:span><text:bookmark text:name="MathJax-Span-172"/><text:span text:style-name="T1">30</text:span><text:span text:style-name="T6">�1×�2×�3=1×(−6)×5=−30</text:span></text:p>
          </text:list-item>
          <text:list-item>
            <text:p text:style-name="P8">Decrease the value of <text:bookmark text:name="MathJax-Element-14-Frame"/><text:bookmark text:name="MathJax-Span-173"/><text:bookmark text:name="MathJax-Span-174"/><text:bookmark text:name="MathJax-Span-175"/><text:bookmark text:name="MathJax-Span-176"/><text:span text:style-name="T3">A</text:span><text:bookmark text:name="MathJax-Span-177"/><text:span text:style-name="T2">1</text:span><text:span text:style-name="T6">�1</text:span> by <text:bookmark text:name="MathJax-Element-15-Frame"/><text:bookmark text:name="MathJax-Span-178"/><text:bookmark text:name="MathJax-Span-179"/><text:bookmark text:name="MathJax-Span-180"/><text:span text:style-name="T1">1</text:span><text:span text:style-name="T6">1</text:span>. Then, <text:bookmark text:name="MathJax-Element-16-Frame"/><text:bookmark text:name="MathJax-Span-181"/><text:bookmark text:name="MathJax-Span-182"/><text:bookmark text:name="MathJax-Span-183"/><text:bookmark text:name="MathJax-Span-184"/><text:span text:style-name="T3">A</text:span><text:bookmark text:name="MathJax-Span-185"/><text:span text:style-name="T2">1</text:span><text:bookmark text:name="MathJax-Span-186"/><text:span text:style-name="T1">×</text:span><text:bookmark text:name="MathJax-Span-187"/><text:bookmark text:name="MathJax-Span-188"/><text:span text:style-name="T3">A</text:span><text:bookmark text:name="MathJax-Span-189"/><text:span text:style-name="T2">2</text:span><text:bookmark text:name="MathJax-Span-190"/><text:span text:style-name="T1">×</text:span><text:bookmark text:name="MathJax-Span-191"/><text:bookmark text:name="MathJax-Span-192"/><text:span text:style-name="T3">A</text:span><text:bookmark text:name="MathJax-Span-193"/><text:span text:style-name="T2">3</text:span><text:bookmark text:name="MathJax-Span-194"/><text:span text:style-name="T1">=</text:span><text:bookmark text:name="MathJax-Span-195"/><text:span text:style-name="T1">0</text:span><text:bookmark text:name="MathJax-Span-196"/><text:span text:style-name="T1">×</text:span><text:bookmark text:name="MathJax-Span-197"/><text:span text:style-name="T1">(</text:span><text:bookmark text:name="MathJax-Span-198"/><text:span text:style-name="T5">−</text:span><text:bookmark text:name="MathJax-Span-199"/><text:span text:style-name="T1">6</text:span><text:bookmark text:name="MathJax-Span-200"/><text:span text:style-name="T1">)</text:span><text:bookmark text:name="MathJax-Span-201"/><text:span text:style-name="T1">×</text:span><text:bookmark text:name="MathJax-Span-202"/><text:span text:style-name="T1">5</text:span><text:bookmark text:name="MathJax-Span-203"/><text:span text:style-name="T1">=</text:span><text:bookmark text:name="MathJax-Span-204"/><text:span text:style-name="T1">0</text:span><text:span text:style-name="T6">�1×�2×�3=0×(−6)×5=0</text:span></text:p>
          </text:list-item>
        </text:list>
        <text:p text:style-name="P7">In the third example, Chaneka does not have to do any operations, because from the start, it already holds that <text:bookmark text:name="MathJax-Element-17-Frame"/><text:bookmark text:name="MathJax-Span-205"/><text:bookmark text:name="MathJax-Span-206"/><text:bookmark text:name="MathJax-Span-207"/><text:bookmark text:name="MathJax-Span-208"/><text:span text:style-name="T3">A</text:span><text:bookmark text:name="MathJax-Span-209"/><text:span text:style-name="T2">1</text:span><text:bookmark text:name="MathJax-Span-210"/><text:span text:style-name="T1">×</text:span><text:bookmark text:name="MathJax-Span-211"/><text:bookmark text:name="MathJax-Span-212"/><text:span text:style-name="T3">A</text:span><text:bookmark text:name="MathJax-Span-213"/><text:span text:style-name="T2">2</text:span><text:bookmark text:name="MathJax-Span-214"/><text:span text:style-name="T1">×</text:span><text:bookmark text:name="MathJax-Span-215"/><text:bookmark text:name="MathJax-Span-216"/><text:span text:style-name="T3">A</text:span><text:bookmark text:name="MathJax-Span-217"/><text:span text:style-name="T2">3</text:span><text:bookmark text:name="MathJax-Span-218"/><text:span text:style-name="T1">×</text:span><text:bookmark text:name="MathJax-Span-219"/><text:bookmark text:name="MathJax-Span-220"/><text:span text:style-name="T3">A</text:span><text:bookmark text:name="MathJax-Span-221"/><text:span text:style-name="T2">4</text:span><text:bookmark text:name="MathJax-Span-222"/><text:span text:style-name="T1">×</text:span><text:bookmark text:name="MathJax-Span-223"/><text:bookmark text:name="MathJax-Span-224"/><text:span text:style-name="T3">A</text:span><text:bookmark text:name="MathJax-Span-225"/><text:span text:style-name="T2">5</text:span><text:bookmark text:name="MathJax-Span-226"/><text:span text:style-name="T1">=</text:span><text:bookmark text:name="MathJax-Span-227"/><text:span text:style-name="T1">0</text:span><text:bookmark text:name="MathJax-Span-228"/><text:span text:style-name="T1">×</text:span><text:bookmark text:name="MathJax-Span-229"/><text:span text:style-name="T1">(</text:span><text:bookmark text:name="MathJax-Span-230"/><text:span text:style-name="T5">−</text:span><text:bookmark text:name="MathJax-Span-231"/><text:span text:style-name="T1">1</text:span><text:bookmark text:name="MathJax-Span-232"/><text:span text:style-name="T1">)</text:span><text:bookmark text:name="MathJax-Span-233"/><text:span text:style-name="T1">×</text:span><text:bookmark text:name="MathJax-Span-234"/><text:span text:style-name="T1">0</text:span><text:bookmark text:name="MathJax-Span-235"/><text:span text:style-name="T1">×</text:span><text:bookmark text:name="MathJax-Span-236"/><text:span text:style-name="T1">1</text:span><text:bookmark text:name="MathJax-Span-237"/><text:span text:style-name="T1">×</text:span><text:bookmark text:name="MathJax-Span-238"/><text:span text:style-name="T1">0</text:span><text:bookmark text:name="MathJax-Span-239"/><text:span text:style-name="T1">=</text:span><text:bookmark text:name="MathJax-Span-240"/><text:span text:style-name="T1">0</text:span><text:span text:style-name="T6">�1×�2×�3×�4×�5=0×(−1)×0×1×0=0</text:span>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09:05:53.787000000</dc:date>
    <meta:editing-duration>PT7S</meta:editing-duration>
    <meta:editing-cycles>1</meta:editing-cycles>
    <meta:document-statistic meta:table-count="0" meta:image-count="0" meta:object-count="0" meta:page-count="1" meta:paragraph-count="45" meta:word-count="212" meta:character-count="1423" meta:non-whitespace-character-count="1256"/>
    <meta:generator>LibreOffice/7.2.2.2$Windows_X86_64 LibreOffice_project/02b2acce88a210515b4a5bb2e46cbfb63fe97d56</meta:generator>
  </office:meta>
</office:document-meta>
</file>